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Symbol1" svg:font-family="Symbol" style:font-family-generic="roman" style:font-pitch="variable" style:font-charset="x-symbol"/>
    <style:font-face style:name="Calibri" svg:font-family="Calibri"/>
    <style:font-face style:name="Courier New" svg:font-family="'Courier New'"/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2" style:family="table">
      <style:table-properties style:width="10.031cm" table:align="center" style:writing-mode="lr-tb"/>
    </style:style>
    <style:style style:name="Table2.A" style:family="table-column">
      <style:table-column-properties style:column-width="10.0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0.75pt solid #000000" fo:border-bottom="none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none" style:writing-mode="lr-tb"/>
    </style:style>
    <style:style style:name="Table2.A5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P1" style:family="paragraph" style:parent-style-name="Heading_20_3">
      <style:text-properties officeooo:paragraph-rsid="0008e8f8"/>
    </style:style>
    <style:style style:name="P2" style:family="paragraph" style:parent-style-name="List_20_Paragraph" style:list-style-name="WWNum2">
      <style:text-properties officeooo:paragraph-rsid="0008e8f8"/>
    </style:style>
    <style:style style:name="P3" style:family="paragraph" style:parent-style-name="Standard">
      <style:text-properties officeooo:paragraph-rsid="0008e8f8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08e8f8"/>
    </style:style>
    <style:style style:name="P5" style:family="paragraph" style:parent-style-name="Standard">
      <style:paragraph-properties fo:margin-left="0.953cm" fo:margin-right="0cm" fo:line-height="150%" fo:text-indent="-0.953cm" style:auto-text-indent="false" fo:keep-with-next="always" style:text-autospace="none"/>
      <style:text-properties officeooo:paragraph-rsid="0008e8f8"/>
    </style:style>
    <style:style style:name="P6" style:family="paragraph" style:parent-style-name="Standard">
      <style:paragraph-properties fo:margin-left="0.953cm" fo:margin-right="0cm" fo:line-height="150%" fo:text-indent="-0.953cm" style:auto-text-indent="false" style:text-autospace="none"/>
      <style:text-properties officeooo:paragraph-rsid="0008e8f8"/>
    </style:style>
    <style:style style:name="P7" style:family="paragraph" style:parent-style-name="Table_20_Title">
      <style:paragraph-properties fo:keep-with-next="always"/>
      <style:text-properties officeooo:paragraph-rsid="0008e8f8"/>
    </style:style>
    <style:style style:name="T1" style:family="text">
      <style:text-properties style:font-name="Symbol1" style:font-name-asian="Symbol1" style:font-name-complex="Symbol1"/>
    </style:style>
    <style:style style:name="T2" style:family="text">
      <style:text-properties fo:color="#00b0f0"/>
    </style:style>
    <style:style style:name="T3" style:family="text">
      <style:text-properties fo:color="#00b0f0" style:font-style-complex="italic"/>
    </style:style>
    <style:style style:name="T4" style:family="text">
      <style:text-properties fo:color="#00b0f0" style:text-underline-style="solid" style:text-underline-width="auto" style:text-underline-color="font-color" style:font-style-complex="italic"/>
    </style:style>
    <style:style style:name="T5" style:family="text">
      <style:text-properties fo:color="#ff0000" fo:font-weight="bold" style:font-weight-asian="bold"/>
    </style:style>
    <style:style style:name="T6" style:family="text">
      <style:text-properties style:use-window-font-color="true"/>
    </style:style>
    <style:style style:name="T7" style:family="text">
      <style:text-properties fo:font-weight="bold" style:font-weight-asian="bold"/>
    </style:style>
    <style:style style:name="T8" style:family="text">
      <style:text-properties fo:font-style="italic" style:font-style-asian="italic"/>
    </style:style>
    <style:style style:name="T9" style:family="text">
      <style:text-properties fo:color="#000000"/>
    </style:style>
    <style:style style:name="T10" style:family="text">
      <style:text-properties fo:color="#000000" style:font-style-complex="italic"/>
    </style:style>
    <style:style style:name="T11" style:family="text">
      <style:text-properties fo:color="#000000" style:text-underline-style="solid" style:text-underline-width="auto" style:text-underline-color="font-color" style:font-style-complex="italic"/>
    </style:style>
    <style:style style:name="T12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able 2: FDs for the Big Patient Table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PatNo <text:span text:style-name="T1"></text:span> <text:s/>PatAge</text:p>
          </table:table-cell>
        </table:table-row>
        <table:table-row table:style-name="Table2.1">
          <table:table-cell table:style-name="Table2.A2" office:value-type="string">
            <text:p text:style-name="P5">PatZip9 <text:span text:style-name="T1"></text:span> <text:s/>PatCity</text:p>
          </table:table-cell>
        </table:table-row>
        <table:table-row table:style-name="Table2.1">
          <table:table-cell table:style-name="Table2.A2" office:value-type="string">
            <text:p text:style-name="P5">VisitNo <text:s/><text:span text:style-name="T1"></text:span> <text:s/>VisitDate </text:p>
            <text:p text:style-name="P5">PatNo <text:span text:style-name="T1"></text:span> <text:s/>PatZip9 </text:p>
            <text:p text:style-name="P5">ProvNo <text:span text:style-name="T1"></text:span> <text:s/>ProvSpecialty</text:p>
          </table:table-cell>
        </table:table-row>
        <table:table-row table:style-name="Table2.1">
          <table:table-cell table:style-name="Table2.A2" office:value-type="string">
            <text:p text:style-name="P5">VisitNo <text:s/><text:span text:style-name="T1"></text:span> <text:s/>PatNo</text:p>
          </table:table-cell>
        </table:table-row>
        <table:table-row table:style-name="Table2.1">
          <table:table-cell table:style-name="Table2.A5" office:value-type="string">
            <text:p text:style-name="P6">VisitNo, ProvNo <text:span text:style-name="T1"></text:span> <text:s/>Diagnosis</text:p>
            <text:p text:style-name="P6">ProvNo <text:span text:style-name="T1"></text:span> ProvEmail</text:p>
            <text:p text:style-name="P6">ProvEmail <text:span text:style-name="T1"></text:span> ProvNo</text:p>
          </table:table-cell>
        </table:table-row>
      </table:table>
      <text:p text:style-name="P4"/>
      <text:p text:style-name="P4"/>
      <text:p text:style-name="P4"/>
      <text:p text:style-name="P3"><text:span text:style-name="T6">Solution</text:span></text:p>
      <text:h text:style-name="P1" text:outline-level="3"><text:span text:style-name="T6">List of FDs</text:span></text:h>
      <text:list xml:id="list2199058566" text:style-name="WWNum2">
        <text:list-item>
          <text:p text:style-name="P2">PatNo <text:s text:c="19"/>-&gt; PatAge, PatZip</text:p>
        </text:list-item>
        <text:list-item>
          <text:p text:style-name="P2">PatZip <text:s text:c="19"/>-&gt; PatCity</text:p>
        </text:list-item>
        <text:list-item>
          <text:p text:style-name="P2">VisitNo <text:s text:c="17"/>-&gt; PatNo, VisitDate</text:p>
        </text:list-item>
        <text:list-item>
          <text:p text:style-name="P2">ProvNo <text:s text:c="17"/>-&gt; ProvSpecialty, ProvEmail</text:p>
        </text:list-item>
        <text:list-item>
          <text:p text:style-name="P2">ProvNo, VisitNo <text:s text:c="2"/>-&gt; Diagnosis </text:p>
        </text:list-item>
      </text:list>
      <text:h text:style-name="P1" text:outline-level="3"><text:span text:style-name="T6">BCNF Tables</text:span></text:h>
      <text:p text:style-name="P3"><text:span text:style-name="T7">Table 1</text:span>(<text:span text:style-name="T5">PatNo</text:span>, PatAge, <text:span text:style-name="T8">PatZip</text:span>)</text:p>
      <text:p text:style-name="P3"><text:tab/>FOREIGN KEY(PatZip) REFERENCES <text:span text:style-name="T5">Table1-1</text:span></text:p>
      <text:p text:style-name="P3"><text:span text:style-name="T5"/></text:p>
      <text:p text:style-name="P3"><text:span text:style-name="T7">Table 1.1</text:span>(<text:span text:style-name="T5">PatZip</text:span>, PatCity)</text:p>
      <text:p text:style-name="P3"/>
      <text:p text:style-name="P3"><text:span text:style-name="T7">Table 2</text:span>(<text:span text:style-name="T5">VisitNo</text:span>, <text:span text:style-name="T8">PatNo</text:span>, VisitDate)</text:p>
      <text:p text:style-name="P3"><text:tab/>FOREIGN KEY(PatNo) REFERENCES <text:span text:style-name="T5">Table 1</text:span></text:p>
      <text:p text:style-name="P3"><text:span text:style-name="T5"/></text:p>
      <text:p text:style-name="P3"><text:span text:style-name="T7">Table 3</text:span>(<text:span text:style-name="T5">ProvNo</text:span>, ProvSpecialty, ProvEmail)</text:p>
      <text:p text:style-name="P3"><text:tab/>UNIQUE(ProvEmail)</text:p>
      <text:p text:style-name="P3"/>
      <text:p text:style-name="P3"><text:span text:style-name="T7">Table 4</text:span>(<text:span text:style-name="T10">ProvNo, </text:span><text:span text:style-name="T11">VisitNo</text:span><text:span text:style-name="T9">, Diagnosis)</text:span></text:p>
      <text:p text:style-name="P3"><text:span text:style-name="T9"><text:tab/>FOREIGN KEY (</text:span><text:span text:style-name="T9">ProvNo</text:span><text:span text:style-name="T9">)</text:span> REFERENCES <text:span text:style-name="T5">Table 3</text:span></text:p>
      <text:p text:style-name="P4"><text:tab/>FOREIGN KEY(<text:span text:style-name="T9">VisitNo</text:span>) REFERENCES <text:span text:style-name="T5">Table 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Symbol1" svg:font-family="Symbol" style:font-family-generic="roman" style:font-pitch="variable" style:font-charset="x-symbol"/>
    <style:font-face style:name="Calibri" svg:font-family="Calibri"/>
    <style:font-face style:name="Courier New" svg:font-family="'Courier New'"/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Title" style:display-name="Table Title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宋体" style:font-family-asian="宋体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Label_20_1" style:display-name="ListLabel 1" style:family="text">
      <style:text-properties style:font-name-asian="宋体" style:font-family-asian="宋体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month/>
      <number:text>/</number:text>
      <number:day/>
      <number:text>/</number:text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19:52:48.173930036</meta:creation-date>
    <dc:date>2022-02-17T20:12:23.621134679</dc:date>
    <meta:editing-duration>PT9M35S</meta:editing-duration>
    <meta:editing-cycles>1</meta:editing-cycles>
    <meta:document-statistic meta:table-count="1" meta:image-count="0" meta:object-count="0" meta:page-count="1" meta:paragraph-count="28" meta:word-count="106" meta:character-count="795" meta:non-whitespace-character-count="631"/>
    <meta:generator>LibreOffice/6.4.7.2$Linux_X86_64 LibreOffice_project/40$Build-2</meta:generator>
  </office:meta>
</office:document-meta>
</file>